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beb57" officeooo:paragraph-rsid="001beb57" style:font-size-asian="8pt" style:font-size-complex="8pt"/>
    </style:style>
    <style:style style:name="P2" style:family="paragraph" style:parent-style-name="Standard">
      <style:text-properties style:font-name="Courier 10 Pitch" fo:font-size="8pt" fo:font-weight="bold" officeooo:rsid="001beb57" officeooo:paragraph-rsid="001beb57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</text:p>
      <text:p text:style-name="P2"><text:s/>* wsserver.js</text:p>
      <text:p text:style-name="P2"><text:s/>*</text:p>
      <text:p text:style-name="P2"><text:s/>* Created by tarso on 15/06/18</text:p>
      <text:p text:style-name="P2"><text:s/>*/</text:p>
      <text:p text:style-name="P1"/>
      <text:p text:style-name="P1">const WebSocket = require('ws');</text:p>
      <text:p text:style-name="P1">const wss = new WebSocket.Server({</text:p>
      <text:p text:style-name="P1"><text:s text:c="2"/>port: 12345,</text:p>
      <text:p text:style-name="P1">});</text:p>
      <text:p text:style-name="P1"/>
      <text:p text:style-name="P1">function broadcast (data) {</text:p>
      <text:p text:style-name="P1"><text:s text:c="2"/>wss.clients.forEach(ws =&gt; {</text:p>
      <text:p text:style-name="P1"><text:s text:c="4"/>ws.send(data);</text:p>
      <text:p text:style-name="P1"><text:s text:c="2"/>});</text:p>
      <text:p text:style-name="P1">}</text:p>
      <text:p text:style-name="P1"/>
      <text:p text:style-name="P1">wss.on('connection', ws =&gt; {</text:p>
      <text:p text:style-name="P1"><text:s text:c="2"/>ws.on('message', message =&gt; {</text:p>
      <text:p text:style-name="P1"><text:s text:c="4"/>console.log('received: %s', message);</text:p>
      <text:p text:style-name="P1"><text:s text:c="4"/>broadcast(message);</text:p>
      <text:p text:style-name="P1"><text:s text:c="2"/>});</text:p>
      <text:p text:style-name="P1"/>
      <text:p text:style-name="P1">// <text:s/>ws.send('something');</text:p>
      <text:p text:style-name="P1"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&lt;!-- index.html --&gt;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title&gt;Chat&lt;/title&gt;</text:p>
      <text:p text:style-name="P1"><text:s text:c="2"/>&lt;meta name="viewport" </text:p>
      <text:p text:style-name="P1"><text:s text:c="8"/>content="width=device-width, </text:p>
      <text:p text:style-name="P1"><text:s text:c="17"/>initial-scale=1"&gt;</text:p>
      <text:p text:style-name="P1"><text:s text:c="2"/>&lt;style&gt;</text:p>
      <text:p text:style-name="P1"><text:s text:c="4"/>#box {</text:p>
      <text:p text:style-name="P1"><text:s text:c="6"/>width: 500px;</text:p>
      <text:p text:style-name="P1"><text:s text:c="6"/>height: 200px;</text:p>
      <text:p text:style-name="P1"><text:s text:c="6"/>overflow-x: auto;</text:p>
      <text:p text:style-name="P1"><text:s text:c="6"/>border: 2px solid gray;</text:p>
      <text:p text:style-name="P1"><text:s text:c="6"/>font-family: monospace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><text:s text:c="2"/>&lt;div id="box"&gt;&lt;/div&gt;</text:p>
      <text:p text:style-name="P1"><text:s text:c="2"/>&lt;input type="text" id="msg"&gt;dddd</text:p>
      <text:p text:style-name="P1"><text:s text:c="2"/>&lt;script src="wsclient.js"&gt;&lt;/script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/**</text:p>
      <text:p text:style-name="P2"><text:s/>* wsclient.js</text:p>
      <text:p text:style-name="P2"><text:s/>*</text:p>
      <text:p text:style-name="P2"><text:s/>* Created by tarso on 15/06/18</text:p>
      <text:p text:style-name="P2"><text:s/>*/</text:p>
      <text:p text:style-name="P1"/>
      <text:p text:style-name="P1">const connection = new WebSocket('ws://localhost:12345');</text:p>
      <text:p text:style-name="P1">const box = document.getElementById('box');</text:p>
      <text:p text:style-name="P1">const msg = document.getElementById('msg');</text:p>
      <text:p text:style-name="P1"/>
      <text:p text:style-name="P1">connection.addEventListener('open', () =&gt; {</text:p>
      <text:p text:style-name="P1"><text:s text:c="2"/>console.log('connected');</text:p>
      <text:p text:style-name="P1">});</text:p>
      <text:p text:style-name="P1"/>
      <text:p text:style-name="P1">connection.addEventListener('message', e =&gt; {</text:p>
      <text:p text:style-name="P1"><text:s text:c="2"/>let p = document.createElement('p');</text:p>
      <text:p text:style-name="P1"/>
      <text:p text:style-name="P1"><text:s text:c="2"/>p.textContent = e.data;</text:p>
      <text:p text:style-name="P1"><text:s text:c="2"/>box.appendChild(p);</text:p>
      <text:p text:style-name="P1">});</text:p>
      <text:p text:style-name="P1"/>
      <text:p text:style-name="P1">function send(data) {</text:p>
      <text:p text:style-name="P1"><text:s text:c="2"/>if (connection.readyState === WebSocket.OPEN) {</text:p>
      <text:p text:style-name="P1"><text:s text:c="4"/>connection.send(data);</text:p>
      <text:p text:style-name="P1"><text:s text:c="2"/>} else {</text:p>
      <text:p text:style-name="P1"><text:s text:c="4"/>throw 'Not connected';</text:p>
      <text:p text:style-name="P1"><text:s text:c="2"/>}</text:p>
      <text:p text:style-name="P1">}</text:p>
      <text:p text:style-name="P1"/>
      <text:p text:style-name="P1">msg.addEventListener('keydown', e =&gt; {</text:p>
      <text:p text:style-name="P1"><text:s text:c="2"/>let kc = e.which || e.keyCode;</text:p>
      <text:p text:style-name="P1"/>
      <text:p text:style-name="P1"><text:s text:c="2"/>if (kc === 13) {</text:p>
      <text:p text:style-name="P1"><text:s text:c="4"/>send(msg.value);</text:p>
      <text:p text:style-name="P1"><text:s text:c="4"/>msg.value = '';</text:p>
      <text:p text:style-name="P1"><text:s text:c="2"/>}</text:p>
      <text:p text:style-name="P1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9:42:02.772429316</meta:creation-date>
    <meta:print-date>2018-06-21T09:53:25.658114930</meta:print-date>
    <dc:date>2018-06-21T09:57:56.250331132</dc:date>
    <meta:editing-duration>PT5M43S</meta:editing-duration>
    <meta:editing-cycles>1</meta:editing-cycles>
    <meta:document-statistic meta:table-count="0" meta:image-count="0" meta:object-count="0" meta:page-count="1" meta:paragraph-count="76" meta:word-count="174" meta:character-count="1512" meta:non-whitespace-character-count="1267"/>
    <meta:generator>LibreOffice/5.1.6.2$Linux_X86_64 LibreOffice_project/10m0$Build-2</meta:generator>
  </office:meta>
</office:document-meta>
</file>